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d2b7" officeooo:paragraph-rsid="0005d2b7"/>
    </style:style>
    <style:style style:name="P2" style:family="paragraph" style:parent-style-name="Standard">
      <style:paragraph-properties fo:text-align="center" style:justify-single-word="false"/>
      <style:text-properties officeooo:rsid="0005d2b7" officeooo:paragraph-rsid="0005d2b7"/>
    </style:style>
    <style:style style:name="P3" style:family="paragraph" style:parent-style-name="Standard">
      <style:paragraph-properties fo:text-align="center" style:justify-single-word="false"/>
      <style:text-properties officeooo:rsid="0005d2b7" officeooo:paragraph-rsid="000b891b"/>
    </style:style>
    <style:style style:name="P4" style:family="paragraph" style:parent-style-name="Standard">
      <style:text-properties officeooo:rsid="0005d2b7" officeooo:paragraph-rsid="000673f8"/>
    </style:style>
    <style:style style:name="P5" style:family="paragraph" style:parent-style-name="Standard">
      <style:text-properties officeooo:rsid="0005d2b7" officeooo:paragraph-rsid="000b891b"/>
    </style:style>
    <style:style style:name="P6" style:family="paragraph" style:parent-style-name="Standard">
      <style:text-properties officeooo:rsid="000673f8" officeooo:paragraph-rsid="000673f8"/>
    </style:style>
    <style:style style:name="P7" style:family="paragraph" style:parent-style-name="Standard">
      <style:text-properties officeooo:rsid="000673f8" officeooo:paragraph-rsid="0007c949"/>
    </style:style>
    <style:style style:name="P8" style:family="paragraph" style:parent-style-name="Standard">
      <style:text-properties officeooo:rsid="0009b656" officeooo:paragraph-rsid="0009b656"/>
    </style:style>
    <style:style style:name="P9" style:family="paragraph" style:parent-style-name="Standard">
      <style:text-properties officeooo:rsid="000b891b" officeooo:paragraph-rsid="000b891b"/>
    </style:style>
    <style:style style:name="P10" style:family="paragraph" style:parent-style-name="Standard">
      <style:paragraph-properties fo:text-align="center" style:justify-single-word="false"/>
      <style:text-properties fo:color="#000000" fo:font-size="28pt" style:text-underline-style="solid" style:text-underline-width="auto" style:text-underline-color="font-color" fo:font-weight="bold" officeooo:rsid="0005d2b7" officeooo:paragraph-rsid="0005d2b7" style:font-size-asian="28pt" style:font-weight-asian="bold" style:font-size-complex="28pt" style:font-weight-complex="bold"/>
    </style:style>
    <style:style style:name="P11" style:family="paragraph" style:parent-style-name="Standard">
      <style:text-properties officeooo:rsid="000b891b" officeooo:paragraph-rsid="000b891b"/>
    </style:style>
    <style:style style:name="P12" style:family="paragraph" style:parent-style-name="Standard">
      <style:text-properties officeooo:rsid="0013b63a" officeooo:paragraph-rsid="000b891b"/>
    </style:style>
    <style:style style:name="P13" style:family="paragraph" style:parent-style-name="Standard">
      <style:text-properties officeooo:rsid="0013b63a" officeooo:paragraph-rsid="0013b63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673f8"/>
    </style:style>
    <style:style style:name="T3" style:family="text">
      <style:text-properties officeooo:rsid="000673f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e66f5"/>
    </style:style>
    <style:style style:name="T6" style:family="text">
      <style:text-properties officeooo:rsid="000f3656"/>
    </style:style>
    <style:style style:name="T7" style:family="text">
      <style:text-properties officeooo:rsid="00111f29"/>
    </style:style>
    <style:style style:name="T8" style:family="text">
      <style:text-properties officeooo:rsid="0012dd86"/>
    </style:style>
    <style:style style:name="T9" style:family="text">
      <style:text-properties officeooo:rsid="001437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rojet « Stras’Flower »</text:p>
      <text:p text:style-name="P2"/>
      <text:p text:style-name="P1"/>
      <text:p text:style-name="P1"><text:span text:style-name="T4">Rendez-vous du 20/10/2020 avec le CTO de Stras’Flower </text:span>:</text:p>
      <text:p text:style-name="P1"/>
      <text:p text:style-name="P1"/>
      <text:p text:style-name="P1"><text:span text:style-name="T1">Question 1</text:span> :</text:p>
      <text:p text:style-name="P1"/>
      <text:p text:style-name="P1">Quels sont les valeurs de votre société ?</text:p>
      <text:p text:style-name="P1"/>
      <text:p text:style-name="P9">Réponse : <text:span text:style-name="T6">Site grand public</text:span></text:p>
      <text:p text:style-name="P1"><text:s/></text:p>
      <text:p text:style-name="P2">------------------------------------</text:p>
      <text:p text:style-name="P1"><text:span text:style-name="T1">Question 2</text:span> :</text:p>
      <text:p text:style-name="P1"/>
      <text:p text:style-name="P1">Que souhaitez-vous faire apparaître sur la page d’accueil ? Produits, promotions ou le concept de la société ?</text:p>
      <text:p text:style-name="P1"/>
      <text:p text:style-name="P9">Réponse : <text:span text:style-name="T6">Produits phares (3 par ligne) / mix produits / filtre produits (couleurs, type fleurs...)</text:span></text:p>
      <text:p text:style-name="P5"><text:s/></text:p>
      <text:p text:style-name="P3">------------------------------------</text:p>
      <text:p text:style-name="P9"/>
      <text:p text:style-name="P1"><text:span text:style-name="T1">Question 3</text:span> :</text:p>
      <text:p text:style-name="P1"/>
      <text:p text:style-name="P1">Souhaitez-vous un site <text:s/>avec un visuel dynamique (carrousel mobile, animations, vidéos) ou statique (rien ne bouge) ?</text:p>
      <text:p text:style-name="P1"/>
      <text:p text:style-name="P9">Réponse : <text:span text:style-name="T7">Site dynamique, visuel élégant et épuré.</text:span></text:p>
      <text:p text:style-name="P5"><text:s/></text:p>
      <text:p text:style-name="P3">------------------------------------</text:p>
      <text:p text:style-name="P1"><text:span text:style-name="T1">Question 4</text:span> :</text:p>
      <text:p text:style-name="P1"/>
      <text:p text:style-name="P1">Quels sont les tons que vous souhaiteriez mettre en avant sur votre site <text:s/>(pastels, colorés, sobre<text:span text:style-name="T3">s</text:span>) ?</text:p>
      <text:p text:style-name="P1"/>
      <text:p text:style-name="P9">Réponse : <text:span text:style-name="T7">sobre mais colorés, lignes élégantes.</text:span></text:p>
      <text:p text:style-name="P5"><text:s/></text:p>
      <text:p text:style-name="P3">------------------------------------</text:p>
      <text:p text:style-name="P4"><text:span text:style-name="T1">Question </text:span><text:span text:style-name="T2">5</text:span> :</text:p>
      <text:p text:style-name="P4"/>
      <text:p text:style-name="P6">Suivez-vous la tendance pour les évènements (fêtes des mères, noël, mariage) ?  Et avez-vous déjà des partenaires ? (lien « Stras’Gite, Stras’Cook, Stras’Zik, Stras’Dom... »)</text:p>
      <text:p text:style-name="P6"/>
      <text:p text:style-name="P9">Réponse : <text:span text:style-name="T7">Oui, liens vers les autres Stras’X .</text:span></text:p>
      <text:p text:style-name="P5"><text:s/></text:p>
      <text:p text:style-name="P3">------------------------------------</text:p>
      <text:p text:style-name="P4"><text:span text:style-name="T1">Question </text:span><text:span text:style-name="T2">6</text:span> :</text:p>
      <text:p text:style-name="P4"/>
      <text:p text:style-name="P6">Quels sont vos produits phares (roses, tulipes, bégonias) ?</text:p>
      <text:p text:style-name="P6"/>
      <text:p text:style-name="P9">Réponse : <text:span text:style-name="T7">Fleurs =&gt; en fonction de la saison.</text:span></text:p>
      <text:p text:style-name="P5"><text:s/></text:p>
      <text:p text:style-name="P3"><text:soft-page-break/>------------------------------------</text:p>
      <text:p text:style-name="P4"><text:span text:style-name="T1">Question </text:span><text:span text:style-name="T2">7</text:span> :</text:p>
      <text:p text:style-name="P6"/>
      <text:p text:style-name="P6">Êtes-vous sur les réseaux sociaux ? Si non, souhaitez-vous développer cet aspect ?</text:p>
      <text:p text:style-name="P6"/>
      <text:p text:style-name="P9">Réponse : <text:span text:style-name="T7">Pas de liens sociaux.</text:span></text:p>
      <text:p text:style-name="P5"><text:s/></text:p>
      <text:p text:style-name="P3">------------------------------------</text:p>
      <text:p text:style-name="P4"><text:span text:style-name="T1">Question </text:span><text:span text:style-name="T2">8</text:span> :</text:p>
      <text:p text:style-name="P6"/>
      <text:p text:style-name="P7">Réassort automatique ou manuel des fleurs/plantes/herbes manquantes ?</text:p>
      <text:p text:style-name="P6"/>
      <text:p text:style-name="P9">Réponse : <text:span text:style-name="T7">gestion auto des stocks, réassort auto mais réintégration manuel.</text:span></text:p>
      <text:p text:style-name="P5"><text:s/></text:p>
      <text:p text:style-name="P3">------------------------------------</text:p>
      <text:p text:style-name="P4"><text:span text:style-name="T1">Question </text:span><text:span text:style-name="T2">9</text:span> :</text:p>
      <text:p text:style-name="P6"/>
      <text:p text:style-name="P7">Avez-vous un système d’abonnement pour les commandes  ?</text:p>
      <text:p text:style-name="P6"/>
      <text:p text:style-name="P9">Réponse : <text:span text:style-name="T7">Pas d’abonnements ! </text:span></text:p>
      <text:p text:style-name="P5"><text:s/></text:p>
      <text:p text:style-name="P3">------------------------------------</text:p>
      <text:p text:style-name="P4"><text:span text:style-name="T1">Question </text:span><text:span text:style-name="T2">10</text:span> :</text:p>
      <text:p text:style-name="P4"/>
      <text:p text:style-name="P8">Quels sont vos gestes commercia<text:span text:style-name="T5">ux</text:span> (remise à partir d’un certain montant d’achats, remise clients fidèles, remise anciens clients) ? Doit-on cumuler les remises et les promotions ? </text:p>
      <text:p text:style-name="P8"/>
      <text:p text:style-name="P9">Réponse : <text:span text:style-name="T8">Pas de gestes commerciaux/promos.</text:span></text:p>
      <text:p text:style-name="P5"><text:s/></text:p>
      <text:p text:style-name="P3">------------------------------------</text:p>
      <text:p text:style-name="P8"><text:span text:style-name="T1">Question 11</text:span> :</text:p>
      <text:p text:style-name="P8"/>
      <text:p text:style-name="P8">Souhaitez-vous avoir un retour client sur leur expérience avec Stras’Flower ? (Système de note par étoiles, à l’instar de Google)</text:p>
      <text:p text:style-name="P8"/>
      <text:p text:style-name="P9">Réponse : <text:span text:style-name="T8">Avis clients validé.</text:span></text:p>
      <text:p text:style-name="P5"><text:s/></text:p>
      <text:p text:style-name="P3">------------------------------------</text:p>
      <text:p text:style-name="P8"><text:span text:style-name="T1">Question 12</text:span> : </text:p>
      <text:p text:style-name="P8"/>
      <text:p text:style-name="P8">Est-il possible de se faire livrer à domicile par une société extérieur ? (Partenariat « Stras’Help »)</text:p>
      <text:p text:style-name="P8"/>
      <text:p text:style-name="P9">Réponse : <text:span text:style-name="T8">Oui, partenariat « Stras’Help ».</text:span></text:p>
      <text:p text:style-name="P12"/>
      <text:p text:style-name="P12"/>
      <text:p text:style-name="P12">P<text:span text:style-name="T9">lus : un email to à la commande.</text:span></text:p>
      <text:p text:style-name="P12"/>
      <text:p text:style-name="P13">Plus : Prix achat HT =&gt; TVA+20 % =&gt; MARGE +200 % =&gt; Prix TTC</text:p>
      <text:p text:style-name="P13"/>
      <text:p text:style-name="P13">Exemple : 10euros =&gt; 30euros =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0T09:20:26.530394402</meta:creation-date>
    <dc:date>2020-10-20T10:25:12.197795508</dc:date>
    <meta:editing-duration>PT30M40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2" meta:paragraph-count="63" meta:word-count="370" meta:character-count="2543" meta:non-whitespace-character-count="2206"/>
  </office:meta>
</office:document-meta>
</file>